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91a9c" officeooo:paragraph-rsid="00191a9c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blic class Chepiao extends Thread{</text:p>
      <text:p text:style-name="P1"><text:tab/></text:p>
      <text:p text:style-name="P1"><text:tab/></text:p>
      <text:p text:style-name="P1"><text:tab/>private static int piao=100;</text:p>
      <text:p text:style-name="P1"><text:tab/>//同步锁(同步钥匙)对象</text:p>
      <text:p text:style-name="P1"><text:tab/>private static Object obj=new Object();</text:p>
      <text:p text:style-name="P1"><text:s text:c="5"/>@Override</text:p>
      <text:p text:style-name="P1"><text:s text:c="4"/>public void run() {</text:p>
      <text:p text:style-name="P1"><text:s text:c="7"/>while(true){</text:p>
      <text:p text:style-name="P1"><text:s text:c="4"/><text:tab/> <text:s text:c="2"/>//同步代码块</text:p>
      <text:p text:style-name="P1"><text:s text:c="4"/><text:tab/> <text:s text:c="2"/>synchronized (obj) {</text:p>
      <text:p text:style-name="P1"><text:tab/><text:tab/><text:tab/></text:p>
      <text:p text:style-name="P1"/>
      <text:p text:style-name="P1"><text:s text:c="4"/><text:tab/> <text:s text:c="2"/>if(piao&gt;0){</text:p>
      <text:p text:style-name="P1"><text:s text:c="4"/><text:tab/><text:tab/> <text:s text:c="2"/>try {</text:p>
      <text:p text:style-name="P1"><text:tab/><text:tab/><text:tab/><text:tab/>Thread.sleep(10);</text:p>
      <text:p text:style-name="P1"><text:tab/><text:tab/><text:tab/>} catch (InterruptedException e) {</text:p>
      <text:p text:style-name="P1"><text:tab/><text:tab/><text:tab/><text:tab/>e.printStackTrace();</text:p>
      <text:p text:style-name="P1"><text:tab/><text:tab/><text:tab/>}</text:p>
      <text:p text:style-name="P1"><text:s text:c="4"/><text:tab/><text:tab/> <text:s text:c="2"/>System.out.println(this.getName()+"正在买票"+piao--+"张票");</text:p>
      <text:p text:style-name="P1"><text:s text:c="4"/><text:tab/> <text:s text:c="2"/>}else{</text:p>
      <text:p text:style-name="P1"><text:s text:c="4"/><text:tab/><text:tab/> <text:s text:c="2"/>System.out.println("票已经卖完");</text:p>
      <text:p text:style-name="P1"><text:s text:c="4"/><text:tab/><text:tab/> <text:s text:c="2"/>break;</text:p>
      <text:p text:style-name="P1"><text:s text:c="4"/><text:tab/> <text:s text:c="2"/>}</text:p>
      <text:p text:style-name="P1"><text:s text:c="4"/><text:tab/> <text:s text:c="2"/>}</text:p>
      <text:p text:style-name="P1"><text:s text:c="7"/>}</text:p>
      <text:p text:style-name="P1"><text:s text:c="4"/><text:tab/> </text:p>
      <text:p text:style-name="P1"><text:s text:c="4"/>}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4S</meta:editing-duration>
    <meta:editing-cycles>3</meta:editing-cycles>
    <meta:generator>LibreOffice/5.3.0.3$Windows_X86_64 LibreOffice_project/7074905676c47b82bbcfbea1aeefc84afe1c50e1</meta:generator>
    <dc:date>2018-01-04T21:43:02.092000000</dc:date>
    <meta:document-statistic meta:table-count="0" meta:image-count="0" meta:object-count="0" meta:page-count="1" meta:paragraph-count="28" meta:word-count="75" meta:character-count="509" meta:non-whitespace-character-count="348"/>
    <meta:user-defined meta:name="Info 1"/>
    <meta:user-defined meta:name="Info 2"/>
    <meta:user-defined meta:name="Info 3"/>
    <meta:user-defined meta:name="Info 4"/>
  </office:meta>
</office:document-meta>
</file>